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9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#999999"/>
    </style:style>
    <style:style style:name="ce6" style:family="table-cell" style:parent-style-name="Default" style:data-style-name="N0">
      <style:table-cell-properties fo:background-color="#ffff99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1" draw:name="Chart 1" draw:style-name="gr1" svg:width="6.2996in" svg:height="3.5398in" svg:x="0.9461in" svg:y="5.5421in">
            <draw:object draw:notify-on-update-of-ranges="Sheet1.M35:Sheet1.N35 Sheet1.M36:Sheet1.N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actor u:</text:p>
          </table:table-cell>
          <table:table-cell table:style-name="ce3" table:formula="of:=[.M36]" office:value-type="float" office:value="0.0458904109589041" calcext:value-type="float">
            <text:p>0.045890411</text:p>
          </table:table-cell>
          <table:table-cell table:number-columns-repeated="3"/>
          <table:table-cell office:value-type="string" calcext:value-type="string">
            <text:p>Factor u:</text:p>
          </table:table-cell>
          <table:table-cell table:style-name="ce3" table:formula="of:=[.N36]" office:value-type="float" office:value="0.0208904109589041" calcext:value-type="float">
            <text:p>0.0208904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noon mired: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inter</text:p>
          </table:table-cell>
          <table:table-cell table:number-columns-repeated="6"/>
          <table:table-cell table:style-name="ce2" office:value-type="string" calcext:value-type="string">
            <text:p>Sum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zimuth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Azimuth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280" calcext:value-type="float">
            <text:p>280</text:p>
          </table:table-cell>
          <table:table-cell office:value-type="float" office:value="306" calcext:value-type="float">
            <text:p>3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red</text:p>
          </table:table-cell>
          <table:table-cell table:formula="of:=([.E2]*([.C7]-180)^2)+[.E3]" office:value-type="float" office:value="328.818493150685" calcext:value-type="float">
            <text:p>328.8184931507</text:p>
          </table:table-cell>
          <table:table-cell table:formula="of:=([.E2]*([.D7]-180)^2)+[.E3]" office:value-type="float" office:value="282.928082191781" calcext:value-type="float">
            <text:p>282.9280821918</text:p>
          </table:table-cell>
          <table:table-cell table:formula="of:=([.E2]*([.E7]-180)^2)+[.E3]" office:value-type="float" office:value="190" calcext:value-type="float">
            <text:p>190</text:p>
          </table:table-cell>
          <table:table-cell table:formula="of:=([.E2]*([.F7]-180)^2)+[.E3]" office:value-type="float" office:value="282.928082191781" calcext:value-type="float">
            <text:p>282.9280821918</text:p>
          </table:table-cell>
          <table:table-cell table:formula="of:=([.E2]*([.G7]-180)^2)+[.E3]" office:value-type="float" office:value="328.818493150685" calcext:value-type="float">
            <text:p>328.8184931507</text:p>
          </table:table-cell>
          <table:table-cell/>
          <table:table-cell office:value-type="string" calcext:value-type="string">
            <text:p>Mired</text:p>
          </table:table-cell>
          <table:table-cell table:formula="of:=([.J2]*([.J7]-180)^2)+[.E3]" office:value-type="float" office:value="526.941438356164" calcext:value-type="float">
            <text:p>526.9414383562</text:p>
          </table:table-cell>
          <table:table-cell table:formula="of:=([.J2]*([.K7]-180)^2)+[.E3]" office:value-type="float" office:value="398.904109589041" calcext:value-type="float">
            <text:p>398.904109589</text:p>
          </table:table-cell>
          <table:table-cell table:formula="of:=([.J2]*([.L7]-180)^2)+[.E3]" office:value-type="float" office:value="232.303082191781" calcext:value-type="float">
            <text:p>232.3030821918</text:p>
          </table:table-cell>
          <table:table-cell table:formula="of:=([.J2]*([.M7]-180)^2)+[.E3]" office:value-type="float" office:value="190" calcext:value-type="float">
            <text:p>190</text:p>
          </table:table-cell>
          <table:table-cell table:formula="of:=([.J2]*([.N7]-180)^2)+[.E3]" office:value-type="float" office:value="232.303082191781" calcext:value-type="float">
            <text:p>232.3030821918</text:p>
          </table:table-cell>
          <table:table-cell table:formula="of:=([.J2]*([.O7]-180)^2)+[.E3]" office:value-type="float" office:value="398.904109589041" calcext:value-type="float">
            <text:p>398.904109589</text:p>
          </table:table-cell>
          <table:table-cell table:formula="of:=([.J2]*([.P7]-180)^2)+[.E3]" office:value-type="float" office:value="521.656164383562" calcext:value-type="float">
            <text:p>521.656164383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J26" table:end-x="0.0039in" table:end-y="0.0047in" draw:z-index="0" draw:name="Chart 4" draw:style-name="gr1" svg:width="5.4472in" svg:height="2.9189in" svg:x="0.6402in" svg:y="0.0028in">
              <draw:object draw:notify-on-update-of-ranges="Sheet1.C7:Sheet1.G7 Sheet1.B6:Sheet1.B6 Sheet1.C8:Sheet1.G8 Sheet1.J7:Sheet1.P7 Sheet1.I6:Sheet1.I6 Sheet1.J8:Sheet1.P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2"/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Summer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1"/>
          <table:table-cell table:style-name="ce4" office:value-type="string" calcext:value-type="string">
            <text:p>Objective: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-&gt; produce approximately 340 mired at <text:s/>sunrise/sunse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Day length/h:</text:p>
          </table:table-cell>
          <table:table-cell table:style-name="ce6" office:value-type="float" office:value="8.5" calcext:value-type="float">
            <text:p>8.5</text:p>
          </table:table-cell>
          <table:table-cell table:style-name="ce6" office:value-type="float" office:value="15.8" calcext:value-type="float">
            <text:p>15.8</text:p>
          </table:table-cell>
          <table:table-cell office:value-type="string" calcext:value-type="string">
            <text:p>-&gt; insert day length according to your locatio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Factor u:</text:p>
          </table:table-cell>
          <table:table-cell table:style-name="ce3" table:formula="of:=([.M35]*[.N38])+[.N39]" office:value-type="float" office:value="0.0458904109589041" calcext:value-type="float">
            <text:p>0.045890411</text:p>
          </table:table-cell>
          <table:table-cell table:style-name="ce3" table:formula="of:=([.N35]*[.N38])+[.N39]" office:value-type="float" office:value="0.0208904109589041" calcext:value-type="float">
            <text:p>0.02089041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growth:</text:p>
          </table:table-cell>
          <table:table-cell table:formula="of:=-([.M33]-[.N33])/([.N35]-[.M35])" office:value-type="float" office:value="-0.00342465753424657" calcext:value-type="float">
            <text:p>-0.003424657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-&gt;0:</text:p>
          </table:table-cell>
          <table:table-cell table:style-name="ce6" office:value-type="float" office:value="0.075" calcext:value-type="float">
            <text:p>0.075</text:p>
          </table:table-cell>
          <table:table-cell office:value-type="string" calcext:value-type="string">
            <text:p>-&gt; change this value until you have obtained the right "edge" mired value above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y length</text:p>
          </table:table-cell>
          <table:table-cell office:value-type="string" calcext:value-type="string">
            <text:p><text:a xlink:href="http://www.world-timedate.com/" xlink:type="simple">http://www.world-timedate.com/</text:a>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1">00/00/0000</text:date>, <text:time style:data-style-name="N2" text:time-value="21:00:54.428315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arkus Hennig</meta:initial-creator>
    <dc:creator>markush </dc:creator>
    <meta:creation-date>2018-01-10T07:47:07Z</meta:creation-date>
    <dc:date>2019-01-01T21:34:50.617843594</dc:date>
    <meta:editing-cycles>16</meta:editing-cycles>
    <meta:editing-duration>PT2H48M29S</meta:editing-duration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auto-position="true" chart:auto-size="true" chart:treat-empty-cells="ignore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150" chart:origin="0" chart:gap-width="150" chart:overlap="10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836cm" svg:height="7.418cm" xlink:href=".." xlink:type="simple" chart:class="chart:scatter" chart:style-name="ch1">
        <chart:legend chart:legend-position="end" svg:x="11.14cm" svg:y="3.161cm" style:legend-expansion="high" chart:style-name="ch2"/>
        <chart:plot-area chart:style-name="ch3" table:cell-range-address="Sheet1.C7:Sheet1.G8 Sheet1.B6:Sheet1.B6 Sheet1.I6:Sheet1.I6 Sheet1.J8:Sheet1.P8" chart:data-source-has-labels="column" svg:x="1.389cm" svg:y="0.148cm" svg:width="9.475cm" svg:height="6.039cm">
          <chartooo:coordinate-region svg:x="2.275cm" svg:y="0.347cm" svg:width="8.27cm" svg:height="5.193cm"/>
          <chart:axis chart:dimension="x" chart:name="primary-x" chart:style-name="ch4">
            <chart:title svg:x="5.347cm" svg:y="6.335cm" chart:style-name="ch5">
              <text:p>Azimuth</text:p>
            </chart:title>
            <chart:grid chart:style-name="ch6" chart:class="major"/>
          </chart:axis>
          <chart:axis chart:dimension="y" chart:name="primary-y" chart:style-name="ch7">
            <chart:title svg:x="0.451cm" svg:y="3.694cm" chart:style-name="ch8">
              <text:p>Mired</text:p>
            </chart:title>
            <chart:grid chart:style-name="ch6" chart:class="major"/>
          </chart:axis>
          <chart:series chart:style-name="ch9" chart:values-cell-range-address="Sheet1.C8:Sheet1.G8" chart:label-cell-address="Sheet1.B6:Sheet1.B6" chart:class="chart:scatter">
            <chart:domain table:cell-range-address="Sheet1.C7:Sheet1.G7"/>
            <chart:data-point chart:repeated="5"/>
          </chart:series>
          <chart:series chart:style-name="ch10" chart:values-cell-range-address="Sheet1.J8:Sheet1.P8" chart:label-cell-address="Sheet1.I6:Sheet1.I6" chart:class="chart:scatter">
            <chart:domain table:cell-range-address="Sheet1.J7:Sheet1.P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heet1.C7:Sheet1.G7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Winter</text:p>
                <draw:g>
                  <svg:desc>Sheet1.B6:Sheet1.B6</svg:desc>
                </draw:g>
              </table:table-cell>
              <table:table-cell office:value-type="float" office:value="328.818493150685">
                <text:p>328.818493150685</text:p>
                <draw:g>
                  <svg:desc>Sheet1.C8:Sheet1.G8</svg:desc>
                </draw:g>
              </table:table-cell>
              <table:table-cell office:value-type="float" office:value="282.928082191781">
                <text:p>282.928082191781</text:p>
              </table:table-cell>
              <table:table-cell office:value-type="float" office:value="190">
                <text:p>190</text:p>
              </table:table-cell>
              <table:table-cell office:value-type="float" office:value="282.928082191781">
                <text:p>282.928082191781</text:p>
              </table:table-cell>
              <table:table-cell office:value-type="float" office:value="328.818493150685">
                <text:p>328.81849315068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3">
                <text:p>53</text:p>
                <draw:g>
                  <svg:desc>Sheet1.J7:Sheet1.P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ummer</text:p>
                <draw:g>
                  <svg:desc>Sheet1.I6:Sheet1.I6</svg:desc>
                </draw:g>
              </table:table-cell>
              <table:table-cell office:value-type="float" office:value="526.941438356164">
                <text:p>526.941438356164</text:p>
                <draw:g>
                  <svg:desc>Sheet1.J8:Sheet1.P8</svg:desc>
                </draw:g>
              </table:table-cell>
              <table:table-cell office:value-type="float" office:value="398.904109589041">
                <text:p>398.904109589041</text:p>
              </table:table-cell>
              <table:table-cell office:value-type="float" office:value="232.303082191781">
                <text:p>232.303082191781</text:p>
              </table:table-cell>
              <table:table-cell office:value-type="float" office:value="190">
                <text:p>190</text:p>
              </table:table-cell>
              <table:table-cell office:value-type="float" office:value="232.303082191781">
                <text:p>232.303082191781</text:p>
              </table:table-cell>
              <table:table-cell office:value-type="float" office:value="398.904109589041">
                <text:p>398.904109589041</text:p>
              </table:table-cell>
              <table:table-cell office:value-type="float" office:value="521.656164383562">
                <text:p>521.656164383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01cm" svg:height="8.991cm" xlink:href=".." xlink:type="simple" chart:class="chart:scatter" chart:style-name="ch1">
        <chart:title svg:x="7.03cm" svg:y="0.314cm" chart:style-name="ch2">
          <text:p>Factor u</text:p>
        </chart:title>
        <chart:plot-area chart:style-name="ch3" table:cell-range-address="Sheet1.M35:Sheet1.N36" svg:x="0.32cm" svg:y="1.326cm" svg:width="15.361cm" svg:height="7.486cm">
          <chartooo:coordinate-region svg:x="1.524cm" svg:y="1.552cm" svg:width="13.944cm" svg:height="6.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36:Sheet1.N36" chart:class="chart:scatter">
            <chart:domain table:cell-range-address="Sheet1.M35:Sheet1.N35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Sheet1.M35:Sheet1.N35</svg:desc>
                </draw:g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458904109589041">
                <text:p>0.0458904109589041</text:p>
                <draw:g>
                  <svg:desc>Sheet1.M36:Sheet1.N36</svg:desc>
                </draw:g>
              </table:table-cell>
              <table:table-cell office:value-type="float" office:value="0.0208904109589041">
                <text:p>0.0208904109589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